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m detection with neural network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Ludvig Sundström</text:p>
            <text:p>John Sha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udy machine learning techniques for spam detection</text:p>
              </text:list-item>
              <text:list-item>
                <text:p>Implement a well-performing spam filter using artificial neural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87-90% of emails</text:p>
              </text:list-item>
              <text:list-item>
                <text:p>Expensive</text:p>
              </text:list-item>
              <text:list-item>
                <text:p>Annoying</text:p>
              </text:list-item>
              <text:list-item>
                <text:p>Dangerous(?)</text:p>
              </text:list-item>
              <text:list-item>
                <text:p>Spamming techniques vs spam filter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rocessing and feature ex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do decide the important parts of a message</text:p>
              </text:list-item>
              <text:list-item>
                <text:p>Transforming a String into a Numeric v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ciding initial set of features</text:p>
              </text:list-item>
              <text:list-item>
                <text:p>Finding optimal network parameters</text:p>
              </text:list-item>
              <text:list-item>
                <text:p>Removing redundant features, deciding most important features for tr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st result, initial set of features: 84.24%</text:p>
              </text:list-item>
              <text:list-item>
                <text:p>Best result, reworked features: 99.63%</text:p>
                <text:p/>
              </text:list-item>
              <text:list-item>
                <text:p>Most important parameters:</text:p>
                <text:p>Average word length, average sentence length, word diversity, measure of “short” words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ural networks can classify spam messages without operating on the individual words</text:p>
              </text:list-item>
              <text:list-item>
                <text:p>Mapping each individual feature value to the output range helped a lot</text:p>
              </text:list-item>
              <text:list-item>
                <text:p>The network needs really little information about a message in order to classify it</text:p>
                <text:p/>
              </text:list-item>
              <text:list-item>
                <text:p>Future work: Train with more than one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6:54:57.977564536</meta:creation-date>
    <dc:date>2015-05-28T17:16:39.662120080</dc:date>
    <meta:editing-duration>PT1S</meta:editing-duration>
    <meta:editing-cycles>1</meta:editing-cycles>
    <meta:document-statistic meta:object-count="49"/>
    <meta:generator>LibreOffice/4.4.3.2$Linux_X86_64 LibreOffice_project/40m0$Build-2</meta:generator>
  </office:meta>
</office:document-meta>
</file>